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614cm" fo:min-width="12.402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48cm" fo:min-width="2.84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055cm" fo:min-width="2.8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52cm" fo:min-width="2.84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076cm" fo:min-width="2.84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47cm" fo:min-width="2.84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054cm" fo:min-width="2.84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71cm" fo:min-width="4.57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157cm" fo:min-width="4.575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71cm" fo:min-width="4.57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157cm" fo:min-width="4.576cm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3.516cm" fo:min-width="12.202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73cm" fo:min-width="4.575cm" fo:padding-top="0.151cm" fo:padding-bottom="0.151cm" fo:padding-left="0.276cm" fo:padding-right="0.276cm"/>
    </style:style>
    <style:style style:name="gr14" style:family="graphic" style:parent-style-name="objectwithoutfill">
      <style:graphic-properties svg:stroke-color="#000000" draw:marker-end="Arrow" draw:marker-end-width="0.3cm" draw:fill="none" draw:fill-color="#dddddd" draw:textarea-vertical-align="middle"/>
    </style:style>
    <style:style style:name="gr15" style:family="graphic" style:parent-style-name="objectwithoutfill">
      <style:graphic-properties svg:stroke-color="#000000" draw:marker-start="Small_20_Arrow" draw:marker-end="" draw:marker-end-width="0.3cm" draw:fill="none" draw:fill-color="#dddddd" draw:textarea-vertical-align="middle"/>
    </style:style>
    <style:style style:name="P1" style:family="paragraph">
      <loext:graphic-properties draw:fill-color="#eeeeee"/>
      <style:paragraph-properties fo:text-align="center"/>
      <style:text-properties style:font-name="Roboto" fo:font-size="10pt"/>
    </style:style>
    <style:style style:name="P2" style:family="paragraph">
      <style:paragraph-properties fo:text-align="center"/>
      <style:text-properties style:font-name="Roboto" fo:font-size="10pt"/>
    </style:style>
    <style:style style:name="P3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4" style:family="paragraph">
      <style:paragraph-properties fo:text-align="start"/>
      <style:text-properties style:font-name="Roboto" fo:font-size="10pt"/>
    </style:style>
    <style:style style:name="P5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6" style:family="paragraph">
      <loext:graphic-properties draw:fill="none" draw:fill-color="#dddddd"/>
      <style:paragraph-properties fo:text-align="center"/>
      <style:text-properties style:font-name="Roboto" fo:font-size="10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2.902cm" svg:height="3.864cm" svg:x="4.141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96cm" svg:height="0.55cm" svg:x="8.9cm" svg:y="3cm">
          <text:p text:style-name="P2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396cm" svg:height="2.357cm" svg:x="8.9cm" svg:y="3.484cm">
          <text:p text:style-name="P4"><text:span text:style-name="T1">Código:</text:span></text:p>
          <text:p text:style-name="P4"><text:span text:style-name="T1">CNPJ</text:span></text:p>
          <text:p text:style-name="P4"><text:span text:style-name="T1">Nome:</text:span></text:p>
          <text:p text:style-name="P4"><text:span text:style-name="T1">Endereço:</text:span></text:p>
          <text:p text:style-name="P4"><text:span text:style-name="T1">Fon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94cm" svg:height="0.554cm" svg:x="4.541cm" svg:y="17.296cm">
          <text:p text:style-name="P2"><text:span text:style-name="T1">Introdução ao Unix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94cm" svg:height="2.378cm" svg:x="4.541cm" svg:y="17.782cm">
          <text:p text:style-name="P4"><text:span text:style-name="T1">Código:</text:span></text:p>
          <text:p text:style-name="P4"><text:span text:style-name="T1">Nome:</text:span></text:p>
          <text:p text:style-name="P4"><text:span text:style-name="T1">Preço:</text:span></text:p>
          <text:p text:style-name="P4"><text:span text:style-name="T1">Tipo: Técnico</text:span></text:p>
          <text:p text:style-name="P4"><text:span text:style-name="T1">Duração: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94cm" svg:height="0.554cm" svg:x="8.823cm" svg:y="17.296cm">
          <text:p text:style-name="P2"><text:span text:style-name="T1">Programando em 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94cm" svg:height="2.378cm" svg:x="8.823cm" svg:y="17.782cm">
          <text:p text:style-name="P4"><text:span text:style-name="T1">Código:</text:span></text:p>
          <text:p text:style-name="P4"><text:span text:style-name="T1">Nome:</text:span></text:p>
          <text:p text:style-name="P4"><text:span text:style-name="T1">Preço:</text:span></text:p>
          <text:p text:style-name="P4"><text:span text:style-name="T1">Tipo: Técnico</text:span></text:p>
          <text:p text:style-name="P4"><text:span text:style-name="T1">Duração: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396cm" svg:height="0.549cm" svg:x="8.904cm" svg:y="7.56cm">
          <text:p text:style-name="P2"><text:span text:style-name="T1">Ger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" draw:id="id8" draw:layer="layout" svg:width="3.396cm" svg:height="2.356cm" svg:x="8.904cm" svg:y="8.044cm">
          <text:p text:style-name="P4"><text:span text:style-name="T1">CNPJ/CPF:</text:span></text:p>
          <text:p text:style-name="P4"><text:span text:style-name="T1">Nome:</text:span></text:p>
          <text:p text:style-name="P4"><text:span text:style-name="T1">Endereço:</text:span></text:p>
          <text:p text:style-name="P4"><text:span text:style-name="T1">Fon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94cm" svg:height="0.554cm" svg:x="13.128cm" svg:y="17.296cm">
          <text:p text:style-name="P2"><text:span text:style-name="T1">Curso <text:s/>X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94cm" svg:height="2.378cm" svg:x="13.128cm" svg:y="17.782cm">
          <text:p text:style-name="P4"><text:span text:style-name="T1">Código:</text:span></text:p>
          <text:p text:style-name="P4"><text:span text:style-name="T1">Nome:</text:span></text:p>
          <text:p text:style-name="P4"><text:span text:style-name="T1">Preço:</text:span></text:p>
          <text:p text:style-name="P4"><text:span text:style-name="T1">Tipo: Técnico</text:span></text:p>
          <text:p text:style-name="P4"><text:span text:style-name="T1">Duração: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5.127cm" svg:height="0.573cm" svg:x="1cm" svg:y="11.5cm">
          <text:p text:style-name="P2"><text:span text:style-name="T1">Instrutor 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" draw:id="id3" draw:layer="layout" svg:width="5.127cm" svg:height="2.459cm" svg:x="1cm" svg:y="12.006cm">
          <text:p text:style-name="P4"><text:span text:style-name="T1">Código:</text:span></text:p>
          <text:p text:style-name="P4"><text:span text:style-name="T1">CPF:</text:span></text:p>
          <text:p text:style-name="P4"><text:span text:style-name="T1">Nome: Pauno Benedito</text:span></text:p>
          <text:p text:style-name="P4"><text:span text:style-name="T1">Endereço:</text:span></text:p>
          <text:p text:style-name="P4"><text:span text:style-name="T1">Fone: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5.128cm" svg:height="0.573cm" svg:x="8.031cm" svg:y="12.8cm">
          <text:p text:style-name="P2"><text:span text:style-name="T1">Instrutor X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" draw:id="id6" draw:layer="layout" svg:width="5.128cm" svg:height="2.459cm" svg:x="8.031cm" svg:y="13.306cm">
          <text:p text:style-name="P4"><text:span text:style-name="T1">Código:</text:span></text:p>
          <text:p text:style-name="P4"><text:span text:style-name="T1">CPF:</text:span></text:p>
          <text:p text:style-name="P4"><text:span text:style-name="T1">Nome: </text:span></text:p>
          <text:p text:style-name="P4"><text:span text:style-name="T1">Endereço:</text:span></text:p>
          <text:p text:style-name="P4"><text:span text:style-name="T1">Fone: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" draw:id="id2" draw:layer="layout" svg:width="5.127cm" svg:height="0.573cm" svg:x="15.003cm" svg:y="11.5cm">
          <text:p text:style-name="P2"><text:span text:style-name="T1">Instrutor 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5.127cm" svg:height="2.459cm" svg:x="15.003cm" svg:y="12.006cm">
          <text:p text:style-name="P4"><text:span text:style-name="T1">Código:</text:span></text:p>
          <text:p text:style-name="P4"><text:span text:style-name="T1">CPF:</text:span></text:p>
          <text:p text:style-name="P4"><text:span text:style-name="T2">Nome: </text:span><text:span text:style-name="T1">Maria Desengonçalves</text:span></text:p>
          <text:p text:style-name="P4"><text:span text:style-name="T1">Endereço:</text:span></text:p>
          <text:p text:style-name="P4"><text:span text:style-name="T1">Fone: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measurelines" svg:width="12.702cm" svg:height="3.766cm" svg:x="4.241cm" svg:y="22.0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127cm" svg:height="0.575cm" svg:x="4.541cm" svg:y="22.448cm">
          <text:p text:style-name="P2"><text:span text:style-name="T1">Aluno 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127cm" svg:height="2.459cm" svg:x="4.541cm" svg:y="22.954cm">
          <text:p text:style-name="P4"><text:span text:style-name="T1">Código:</text:span></text:p>
          <text:p text:style-name="P4"><text:span text:style-name="T1">CPF:</text:span></text:p>
          <text:p text:style-name="P4"><text:span text:style-name="T1">Nome:</text:span></text:p>
          <text:p text:style-name="P4"><text:span text:style-name="T1">Endereço:</text:span></text:p>
          <text:p text:style-name="P4"><text:span text:style-name="T1">Fone: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127cm" svg:height="0.575cm" svg:x="11.368cm" svg:y="22.448cm">
          <text:p text:style-name="P2"><text:span text:style-name="T1">Aluno <text:s/>X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127cm" svg:height="2.459cm" svg:x="11.368cm" svg:y="22.954cm">
          <text:p text:style-name="P4"><text:span text:style-name="T1">Código:</text:span></text:p>
          <text:p text:style-name="P4"><text:span text:style-name="T1">CPF:</text:span></text:p>
          <text:p text:style-name="P4"><text:span text:style-name="T1">Nome:</text:span></text:p>
          <text:p text:style-name="P4"><text:span text:style-name="T1">Endereço: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2.3cm" svg:y1="7.834cm" svg:x2="15.003cm" svg:y2="11.786cm" draw:start-shape="id1" draw:start-glue-point="1" draw:end-shape="id2" draw:end-glue-point="3" svg:d="M12300 7834h1351v3952h1352" svg:viewBox="0 0 2704 3953">
          <text:p/>
        </draw:connector>
        <draw:connector draw:style-name="gr14" draw:text-style-name="P6" draw:layer="measurelines" svg:x1="3.563cm" svg:y1="14.465cm" svg:x2="4.141cm" svg:y2="18.732cm" draw:start-shape="id3" draw:start-glue-point="2" draw:end-shape="id4" draw:end-glue-point="3" svg:d="M3563 14465v4267h578" svg:viewBox="0 0 579 4268">
          <text:p/>
        </draw:connector>
        <draw:connector draw:style-name="gr14" draw:text-style-name="P6" draw:layer="measurelines" svg:x1="17.566cm" svg:y1="14.465cm" svg:x2="17.043cm" svg:y2="18.732cm" draw:start-shape="id5" draw:start-glue-point="2" draw:end-shape="id4" draw:end-glue-point="1" svg:d="M17566 14465v4267h-523" svg:viewBox="0 0 524 4268">
          <text:p/>
        </draw:connector>
        <draw:connector draw:style-name="gr14" draw:text-style-name="P6" draw:layer="measurelines" svg:x1="10.595cm" svg:y1="15.765cm" svg:x2="10.592cm" svg:y2="16.8cm" draw:start-shape="id6" draw:start-glue-point="2" draw:end-shape="id4" draw:end-glue-point="0" svg:d="M10595 15765v530h-3v505" svg:viewBox="0 0 4 1036">
          <text:p/>
        </draw:connector>
        <draw:connector draw:style-name="gr14" draw:text-style-name="P6" draw:layer="measurelines" svg:x1="10.592cm" svg:y1="22.052cm" svg:x2="10.592cm" svg:y2="20.664cm" draw:start-shape="id7" draw:start-glue-point="0" draw:end-shape="id4" draw:end-glue-point="2" svg:d="M10592 22052v-1388" svg:viewBox="0 0 1 1389">
          <text:p/>
        </draw:connector>
        <draw:connector draw:style-name="gr14" draw:text-style-name="P6" draw:layer="measurelines" svg:x1="10.602cm" svg:y1="10.4cm" svg:x2="10.595cm" svg:y2="12.8cm" draw:start-shape="id8" draw:start-glue-point="2" draw:end-shape="id9" draw:end-glue-point="0" svg:d="M10602 10400v1200h-7v1200" svg:viewBox="0 0 8 2401">
          <text:p/>
        </draw:connector>
        <draw:connector draw:style-name="gr15" draw:text-style-name="P6" draw:layer="measurelines" svg:x1="10.602cm" svg:y1="7.56cm" svg:x2="10.598cm" svg:y2="5.841cm" draw:start-shape="id1" draw:start-glue-point="0" draw:end-shape="id10" draw:end-glue-point="2" svg:d="M10602 7560v-860h-4v-859" svg:viewBox="0 0 5 1720">
          <text:p/>
        </draw:connector>
        <draw:connector draw:style-name="gr14" draw:text-style-name="P6" draw:layer="measurelines" svg:x1="8.904cm" svg:y1="7.834cm" svg:x2="6.127cm" svg:y2="11.786cm" draw:start-shape="id1" draw:start-glue-point="3" draw:end-shape="id11" draw:end-glue-point="1" svg:d="M8904 7834h-1389v3952h-1388" svg:viewBox="0 0 2778 3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4:15:49.174534275</meta:creation-date>
    <dc:date>2019-09-25T15:17:54.278915315</dc:date>
    <meta:editing-duration>PT40M19S</meta:editing-duration>
    <meta:editing-cycles>9</meta:editing-cycles>
    <meta:generator>LibreOffice/6.0.7.3$Linux_X86_64 LibreOffice_project/00m0$Build-3</meta:generator>
    <meta:document-statistic meta:object-count="30"/>
  </office:meta>
</office:document-meta>
</file>